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instrukce" style:family="text">
      <style:text-properties style:use-window-font-color="true"/>
    </style:style>
    <style:style style:name="T18" style:parent-style-name="instrukce" style:family="text">
      <style:text-properties style:use-window-font-color="true"/>
    </style:style>
    <style:style style:name="T19" style:parent-style-name="instrukce" style:family="text">
      <style:text-properties style:use-window-font-color="true"/>
    </style:style>
    <style:style style:name="T20" style:parent-style-name="Značkapozn.podčarou" style:family="text">
      <style:text-properties fo:font-weight="normal" style:font-weight-asian="normal" fo:font-size="9pt" style:font-size-asian="9pt"/>
    </style:style>
    <style:style style:name="T21" style:parent-style-name="Značkapozn.podčarou" style:family="text">
      <style:text-properties fo:font-weight="normal" style:font-weight-asian="normal" fo:font-size="9pt" style:font-size-asian="9pt"/>
    </style:style>
    <style:style style:name="P22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57/2024</text:p>
            <text:p text:style-name="Normální">KVOP-34785/2024</text:p>
            <text:p text:style-name="Normální">02. 09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Vážený pan</text:p>
            <text:p text:style-name="Normální"><text:span text:style-name="T17">Mgr. M. M.</text:span></text:p>
            <text:p text:style-name="Normální">jednatel</text:p>
            <text:p text:style-name="Normální">I. advokátní kancelář, s.r.o.</text:p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vyřízení žádosti o informace</text:h>
      <text:h text:style-name="Nadpis1" text:outline-level="1">podle zákona č. 106/1999 Sb., o svobodném přístupu k informacím</text:h>
      <text:p text:style-name="Základnítext">Vážený pane magistře,</text:p>
      <text:p text:style-name="Základnítext">dne<text:s/><text:span text:style-name="T18">21. srpna 2024<text:s/></text:span>obdržela Kancelář veřejného ochránce práv/veřejný ochránce práv žádost společnosti<text:s/><text:span text:style-name="T19">I., advokátní kancelář, s. r. o.</text:span><text:s/>žádost o informace. Společnost žádala o zaslání zprávy o výsledku šetření vedeného z vlastní iniciativy sp. zn. 21/2021/SZD. Na tento spis odkazoval veřejný ochránce práv ve svém stanovisko vedeném pod sp. zn. 37026/2022/S.</text:p>
      <text:p text:style-name="Základnítext"><text:span text:style-name="Silné">Dáváme Vám tyto informace</text:span>:</text:p>
      <text:p text:style-name="Základnítext">V rámci šetření z vlastní iniciativy sp. zn. 21/2021/SZD se ochránce zabýval otázkou zápisu prohlášení vlastníka budovy do katastru nemovitostí. Katastrální úřad při zápisu prohlášení nezkoumá, zda počet bytových jednotek odpovídá počtu bytů, které povolil stavební úřad. V případě rozporu může<text:s/>nastat situace, že v katastru evidovaná bytová jednotka neodpovídá bytu, který povolil stavební úřad. Takováto bytová jednotka patrně bude černou stavbou.</text:p>
      <text:p text:style-name="Základnítext">Ve spolupráci s Českým úřadem zeměměřickým a katastrálním a Ministerstvem pro místní rozvoj jsme se domluvili na změně katastrální vyhlášky,<text:span text:style-name="Značkapozn.podčarou"><text:note text:note-class="footnote" text:id="_ftn0"><text:note-citation>1</text:note-citation><text:note-body><text:p text:style-name="Textpozn.podčarou"><text:s/><text:span text:style-name="T20"><text:tab/></text:span>Vyhláška č. 357/2013 Sb., o katastru nemovitostí (katastrální vyhláška)</text:p></text:note-body></text:note></text:span><text:s/>která od 1. ledna 2023 umožňuje do katastru nemovitostí zapsat upozornění, že bytová jednotka, jak ji definuje občanský zákoník,<text:span text:style-name="Značkapozn.podčarou"><text:note text:note-class="footnote" text:id="_ftn1"><text:note-citation>2</text:note-citation><text:note-body><text:p text:style-name="Textpozn.podčarou"><text:s/><text:span text:style-name="T21"><text:tab/></text:span>Zákon č<text:s/>89/2012 Sb., občanský zákoník</text:p></text:note-body></text:note></text:span><text:s/>je vymezena v souladu s povolením nebo kolaudací podle stavebních předpisů. Konkrétně se jedná o ustanovení § 23 odst. 1 písm. f) katastrální vyhlášky:</text:p>
      <text:p text:style-name="Základnítext"><text:span text:style-name="Zdůraznění">„V katastru se evidují upozornění na … f) skutečnost, že jednotka vymezen</text:span><text:span text:style-name="Zdůraznění">á podle občanského zákoníku je vymezena v souladu s povolením nebo kolaudací podle stavebního zákona, … .“</text:span></text:p>
      <text:soft-page-break/>
      <text:p text:style-name="Základnítext">V návaznosti na novelu katastrální vyhlášky vydalo Ministerstvo pro místní rozvoj metodiku pro stavební úřady, jak má vypadat osvědčení, na jehož<text:s/>základě může katastrální úřad upozornění zapsat.</text:p>
      <text:p text:style-name="Základnítext">Po přijetí změny vyhlášky a vydání vzoru osvědčení veřejný ochránce práv šetření ukončil.</text:p>
      <text:p text:style-name="Základnítext">Jelikož šetření ochránce vedl v rámci spisu zvláštní důležitosti s cílem dosáhnout legislativní změny, formální zprávu o výsledku šetření nevydal. Můžeme vám však poskytnout dopis ze dne 22. září 2022 adresovaný předsedovi ČÚZK. V něm ochránce akceptoval přijatou změnu katastrální vyhlášky. Dále pak dopis ze dne 6. března 2023, ve kterém ochránce informuje ministra pro místní rozvoj, že přijatou metodiku považuje za dostatečnou.</text:p>
      <text:p text:style-name="Základnítext">Ochránce o předmětném šetření informoval v <text:a xlink:href="https://www.ochrance.cz/aktualne/ombudsman_resil_se_zastupci_katastralniho_uradu_ministerstev_i_prazskeho_magistratu_problem_nepovolenych_bytu/" office:target-frame-name="_top" xlink:show="replace"><text:span text:style-name="Hypertextovýodkaz">tiskové zprávě ze dne 27. června 2022</text:span></text:a><text:s/>a výsledek zmínil i na straně 70<text:s/><text:a xlink:href="https://www.ochrance.cz/dokument/zpravy_pro_poslaneckou_snemovnu_2022/vyrocni-zprava-2022.pdf" office:target-frame-name="_top" xlink:show="replace"><text:span text:style-name="Hypertextovýodkaz">výroční zprávy za rok 2022</text:span></text:a>.</text:p>
      <text:p text:style-name="Základnítext">S pozdravem</text:p>
      <text:p text:style-name="Základnítext"/>
      <text:p text:style-name="Základnítext"/>
      <text:p text:style-name="P22">JUDr. Pavel Pořízek, Ph.D. v. r.</text:p>
      <text:p text:style-name="podpis">vedoucí Kanceláře veřejného ochránce práv</text:p>
      <text:p text:style-name="podpis">(podepsáno elektronicky)</text:p>
      <text:p text:style-name="Normální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>Přílohy</text:p>
      <text:p text:style-name="Normální">dopis ze dne 22. září 2022, č. j. KVOP-50162/2022</text:p>
      <text:p text:style-name="Normální">dopis ze dne 6. března 2023, č. j. KVOP-8484/2023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R9CN*</text:span></text:p>
        <text:p text:style-name="P12"><text:span text:style-name="T13">KVOPX00ER9CN</text:span>KVOPX00ER9CN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09-26T09:02:00Z</meta:creation-date>
    <dc:date>2024-09-26T09:17:00Z</dc:date>
    <meta:print-date>2016-06-27T07:08:00Z</meta:print-date>
    <meta:template xlink:href="KVOP_dopis%20vedoucího" xlink:type="simple"/>
    <meta:editing-cycles>4</meta:editing-cycles>
    <meta:editing-duration>PT180S</meta:editing-duration>
    <meta:user-defined meta:name="ContentTypeId">0x010100D3A71DC738674B4893D02C4CA0E22FAC</meta:user-defined>
    <meta:document-statistic meta:page-count="2" meta:paragraph-count="6" meta:word-count="446" meta:character-count="3074" meta:row-count="21" meta:non-whitespace-character-count="2634"/>
  </office:meta>
</office:document-meta>
</file>